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3000000E739A82FD3D11891DB.jpg" manifest:media-type="image/jpeg"/>
  <manifest:file-entry manifest:full-path="Pictures/100000000000076700000493C1662F81EACB08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db2" officeooo:paragraph-rsid="00010db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10db2" officeooo:paragraph-rsid="00010db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bold" officeooo:rsid="00010db2" officeooo:paragraph-rsid="00010db2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bench</text:p>
      <text:p text:style-name="P1"/>
      <text:p text:style-name="P1"><draw:frame draw:style-name="fr1" draw:name="Image1" text:anchor-type="paragraph" svg:x="-0.7598in" svg:y="0.0362in" svg:width="8.4654in" svg:height="1.5193in" draw:z-index="0"><draw:image xlink:href="Pictures/1000000000000673000000E739A82FD3D11891DB.jpg" xlink:type="simple" xlink:show="embed" xlink:actuate="onLoad" loext:mime-type="image/jpeg"/></draw:frame></text:p>
      <text:p text:style-name="P1"/>
      <text:p text:style-name="P2">Schematic – Asynchronous Handshaking Scheme</text:p>
      <text:p text:style-name="P2"/>
      <text:p text:style-name="P3"><draw:frame draw:style-name="fr1" draw:name="Image2" text:anchor-type="paragraph" svg:x="-0.348in" svg:y="0in" svg:width="7.9984in" svg:height="4.9425in" draw:z-index="1"><draw:image xlink:href="Pictures/100000000000076700000493C1662F81EACB08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1-09T12:53:26.717000000</dc:date>
    <meta:editing-duration>PT3S</meta:editing-duration>
    <meta:editing-cycles>1</meta:editing-cycles>
    <meta:document-statistic meta:table-count="0" meta:image-count="2" meta:object-count="0" meta:page-count="1" meta:paragraph-count="2" meta:word-count="5" meta:character-count="52" meta:non-whitespace-character-count="48"/>
  </office:meta>
</office:document-meta>
</file>